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-4-2016 Stephen King</text:p>
      <text:p text:style-name="Standard"/>
      <text:p text:style-name="Standard">Suggested changes to be made to the ADMIN site for the Capstone Prject:</text:p>
      <text:p text:style-name="P1">Add a model that will create a user folder for images that can be added to multiple times, viewed in the admin window, and deleted from the folder. Images could be linked to a post or added later, they could be identified with a specific person or a group and give the permissions of rw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6S</meta:editing-duration>
    <meta:editing-cycles>3</meta:editing-cycles>
    <meta:generator>OpenOffice/4.1.2$Win32 OpenOffice.org_project/412m3$Build-9782</meta:generator>
    <dc:date>2016-06-05T23:16:25.66</dc:date>
    <meta:document-statistic meta:table-count="0" meta:image-count="0" meta:object-count="0" meta:page-count="1" meta:paragraph-count="3" meta:word-count="71" meta:character-count="380"/>
    <meta:user-defined meta:name="Info 1"/>
    <meta:user-defined meta:name="Info 2"/>
    <meta:user-defined meta:name="Info 3"/>
    <meta:user-defined meta:name="Info 4"/>
  </office:meta>
</office:document-meta>
</file>